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11a15d" officeooo:paragraph-rsid="0011a15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1a15d" officeooo:paragraph-rsid="0011a15d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arial" fo:font-size="12pt" fo:font-weight="normal" officeooo:rsid="001939b6" officeooo:paragraph-rsid="001939b6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arial" fo:font-size="12pt" fo:font-weight="normal" officeooo:rsid="0017fb86" officeooo:paragraph-rsid="001939b6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arial" fo:font-size="12pt" fo:font-weight="normal" officeooo:rsid="001a1628" officeooo:paragraph-rsid="001939b6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arial" fo:font-size="11.5pt" fo:font-weight="normal" officeooo:rsid="001c86b9" officeooo:paragraph-rsid="001c86b9" style:font-size-asian="11.5pt" style:font-weight-asian="normal" style:font-size-complex="11.5pt" style:font-weight-complex="normal"/>
    </style:style>
    <style:style style:name="P7" style:family="paragraph" style:parent-style-name="Text_20_body">
      <style:text-properties fo:font-size="12pt" officeooo:rsid="001a1628" officeooo:paragraph-rsid="001a1628" style:font-size-asian="12pt" style:font-size-complex="12pt"/>
    </style:style>
    <style:style style:name="P8" style:family="paragraph" style:parent-style-name="Text_20_body">
      <style:text-properties fo:font-size="12pt" officeooo:rsid="001aeccb" officeooo:paragraph-rsid="001aeccb" style:font-size-asian="12pt" style:font-size-complex="12pt"/>
    </style:style>
    <style:style style:name="P9" style:family="paragraph" style:parent-style-name="Text_20_body">
      <style:text-properties fo:font-size="12pt" officeooo:rsid="001b37cf" officeooo:paragraph-rsid="001b37cf" style:font-size-asian="12pt" style:font-size-complex="12pt"/>
    </style:style>
    <style:style style:name="P10" style:family="paragraph" style:parent-style-name="Text_20_body">
      <style:text-properties fo:font-size="12pt" officeooo:rsid="001c86b9" officeooo:paragraph-rsid="001c86b9" style:font-size-asian="12pt" style:font-size-complex="12pt"/>
    </style:style>
    <style:style style:name="P11" style:family="paragraph" style:parent-style-name="Text_20_body">
      <style:text-properties officeooo:paragraph-rsid="001939b6"/>
    </style:style>
    <style:style style:name="P12" style:family="paragraph" style:parent-style-name="Text_20_body">
      <style:text-properties officeooo:rsid="001939b6" officeooo:paragraph-rsid="001939b6"/>
    </style:style>
    <style:style style:name="P13" style:family="paragraph" style:parent-style-name="Text_20_body">
      <style:text-properties officeooo:rsid="001a1628" officeooo:paragraph-rsid="001a1628"/>
    </style:style>
    <style:style style:name="P14" style:family="paragraph" style:parent-style-name="Text_20_body">
      <style:text-properties fo:font-size="11.5pt" officeooo:rsid="001a1628" officeooo:paragraph-rsid="001a1628" style:font-size-asian="11.5pt" style:font-size-complex="11.5pt"/>
    </style:style>
    <style:style style:name="P15" style:family="paragraph" style:parent-style-name="Text_20_body">
      <style:text-properties officeooo:rsid="001aeccb" officeooo:paragraph-rsid="001aeccb"/>
    </style:style>
    <style:style style:name="P16" style:family="paragraph" style:parent-style-name="Text_20_body">
      <style:text-properties officeooo:rsid="001b37cf" officeooo:paragraph-rsid="001b37cf"/>
    </style:style>
    <style:style style:name="P17" style:family="paragraph" style:parent-style-name="Standard">
      <style:paragraph-properties fo:text-align="center" style:justify-single-word="false"/>
      <style:text-properties fo:color="#666666" loext:opacity="100%" officeooo:paragraph-rsid="0011a15d"/>
    </style:style>
    <style:style style:name="P18" style:family="paragraph" style:parent-style-name="custom_5f_horizontal_5f_line">
      <style:text-properties fo:color="#2a6099" loext:opacity="100%" fo:font-weight="bold" style:font-weight-asian="bold" style:font-weight-complex="bold"/>
    </style:style>
    <style:style style:name="P19" style:family="paragraph" style:parent-style-name="Horizontal_20_Line">
      <style:text-properties fo:color="#2a6099" loext:opacity="100%" style:font-name="arial" fo:font-size="16pt" fo:font-weight="bold" officeooo:rsid="001939b6" officeooo:paragraph-rsid="001939b6" style:font-size-asian="16pt" style:font-weight-asian="bold" style:font-size-complex="16pt" style:font-weight-complex="bold"/>
    </style:style>
    <style:style style:name="P20" style:family="paragraph" style:parent-style-name="Horizontal_20_Line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P21" style:family="paragraph" style:parent-style-name="Text_20_body" style:list-style-name="L1">
      <style:text-properties officeooo:paragraph-rsid="001939b6"/>
    </style:style>
    <style:style style:name="P22" style:family="paragraph" style:parent-style-name="Text_20_body" style:list-style-name="L2">
      <style:text-properties officeooo:paragraph-rsid="001939b6"/>
    </style:style>
    <style:style style:name="P23" style:family="paragraph" style:parent-style-name="Text_20_body">
      <style:paragraph-properties fo:text-align="center" style:justify-single-word="false"/>
      <style:text-properties officeooo:rsid="001de23f" officeooo:paragraph-rsid="00262b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size="11pt" fo:font-style="normal" fo:font-weight="bold" officeooo:rsid="0011a15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weight="normal" officeooo:rsid="0011a15d" style:font-size-asian="11pt" style:font-weight-asian="normal" style:font-size-complex="11pt" style:font-weight-complex="normal"/>
    </style:style>
    <style:style style:name="T5" style:family="text">
      <style:text-properties style:font-name="arial" fo:font-size="11pt" fo:font-weight="normal" officeooo:rsid="00138bd9" style:font-size-asian="11pt" style:font-weight-asian="normal" style:font-size-complex="11pt" style:font-weight-complex="normal"/>
    </style:style>
    <style:style style:name="T6" style:family="text">
      <style:text-properties style:font-name="arial" fo:font-size="11pt" fo:font-weight="normal" officeooo:rsid="00226952" style:font-size-asian="11pt" style:font-weight-asian="normal" style:font-size-complex="11pt" style:font-weight-complex="normal"/>
    </style:style>
    <style:style style:name="T7" style:family="text">
      <style:text-properties style:font-name="arial" fo:font-size="12pt" fo:font-weight="bold" officeooo:rsid="0017fb86" style:font-size-asian="12pt" style:font-weight-asian="bold" style:font-size-complex="12pt" style:font-weight-complex="bold"/>
    </style:style>
    <style:style style:name="T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7fb86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1939b6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38bd9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1aeccb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1b37cf" style:font-size-asian="12pt" style:font-weight-asian="normal" style:font-size-complex="12pt" style:font-weight-complex="normal"/>
    </style:style>
    <style:style style:name="T14" style:family="text">
      <style:text-properties style:font-name="arial" fo:font-size="11.5pt" fo:font-weight="normal" style:font-size-asian="11.5pt" style:font-weight-asian="normal" style:font-size-complex="11.5pt" style:font-weight-complex="normal"/>
    </style:style>
    <style:style style:name="T15" style:family="text">
      <style:text-properties style:font-name="arial" fo:font-size="11.5pt" fo:font-weight="normal" officeooo:rsid="001939b6" style:font-size-asian="11.5pt" style:font-weight-asian="normal" style:font-size-complex="11.5pt" style:font-weight-complex="normal"/>
    </style:style>
    <style:style style:name="T16" style:family="text">
      <style:text-properties style:font-name="arial" fo:font-size="11.5pt" fo:font-weight="normal" officeooo:rsid="001a1628" style:font-size-asian="11.5pt" style:font-weight-asian="normal" style:font-size-complex="11.5pt" style:font-weight-complex="normal"/>
    </style:style>
    <style:style style:name="T17" style:family="text">
      <style:text-properties style:font-name="arial" fo:font-weight="normal" style:font-weight-asian="normal" style:font-weight-complex="normal"/>
    </style:style>
    <style:style style:name="T18" style:family="text">
      <style:text-properties style:font-name="arial" fo:font-weight="normal" officeooo:rsid="001aeccb" style:font-weight-asian="normal" style:font-weight-complex="normal"/>
    </style:style>
    <style:style style:name="T19" style:family="text">
      <style:text-properties style:font-name="arial" fo:font-weight="normal" officeooo:rsid="001b37cf" style:font-weight-asian="normal" style:font-weight-complex="normal"/>
    </style:style>
    <style:style style:name="T20" style:family="text">
      <style:text-properties style:font-name="arial" fo:font-weight="normal" officeooo:rsid="001c86b9" style:font-weight-asian="normal" style:font-weight-complex="normal"/>
    </style:style>
    <style:style style:name="T21" style:family="text">
      <style:text-properties style:font-name="arial" officeooo:rsid="001a1628"/>
    </style:style>
    <style:style style:name="T22" style:family="text">
      <style:text-properties style:font-name="Liberation Serif" style:font-name-asian="Liberation Serif" style:font-name-complex="Liberation Serif"/>
    </style:style>
    <style:style style:name="T23" style:family="text">
      <style:text-properties style:font-name="Liberation Serif" officeooo:rsid="001e6b72" style:font-name-asian="Liberation Serif" style:font-name-complex="Liberation Serif"/>
    </style:style>
    <style:style style:name="T24" style:family="text">
      <style:text-properties style:font-name="Liberation Serif" officeooo:rsid="001ee67c" style:font-name-asian="Liberation Serif" style:font-name-complex="Liberation Serif"/>
    </style:style>
    <style:style style:name="T25" style:family="text">
      <style:text-properties style:font-name="Liberation Serif" officeooo:rsid="0025e49b" style:font-name-asian="Liberation Serif" style:font-name-complex="Liberation Serif"/>
    </style:style>
    <style:style style:name="T26" style:family="text">
      <style:text-properties style:font-name="Liberation Serif" officeooo:rsid="00262bf9" style:font-name-asian="Liberation Serif" style:font-name-complex="Liberation Serif"/>
    </style:style>
    <style:style style:name="T27" style:family="text">
      <style:text-properties officeooo:rsid="001e6b72"/>
    </style:style>
    <style:style style:name="T28" style:family="text">
      <style:text-properties fo:color="#333333" loext:opacity="100%" style:font-name="arial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333333" loext:opacity="100%" style:font-name="arial" fo:font-size="12pt" fo:font-weight="bold" officeooo:rsid="001939b6" style:font-size-asian="12pt" style:font-weight-asian="bold" style:font-size-complex="12pt" style:font-weight-complex="bold"/>
    </style:style>
    <style:style style:name="T30" style:family="text">
      <style:text-properties fo:color="#333333" loext:opacity="100%" style:font-name="arial" fo:font-size="12pt" fo:font-weight="bold" officeooo:rsid="00138bd9" style:font-size-asian="12pt" style:font-weight-asian="bold" style:font-size-complex="12pt" style:font-weight-complex="bold"/>
    </style:style>
    <style:style style:name="T31" style:family="text">
      <style:text-properties fo:color="#333333" loext:opacity="100%" style:font-name="arial" fo:font-size="12pt" fo:font-weight="bold" officeooo:rsid="0017fb86" style:font-size-asian="12pt" style:font-weight-asian="bold" style:font-size-complex="12pt" style:font-weight-complex="bold"/>
    </style:style>
    <style:style style:name="T32" style:family="text">
      <style:text-properties fo:color="#333333" loext:opacity="100%" style:font-name="arial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333333" loext:opacity="100%" style:font-name="arial" fo:font-weight="bold" style:font-weight-asian="bold" style:font-weight-complex="bold"/>
    </style:style>
    <style:style style:name="T34" style:family="text">
      <style:text-properties fo:color="#333333" loext:opacity="100%" style:font-name="arial" fo:font-weight="bold" officeooo:rsid="001aeccb" style:font-weight-asian="bold" style:font-weight-complex="bold"/>
    </style:style>
    <style:style style:name="T35" style:family="text">
      <style:text-properties fo:color="#333333" loext:opacity="100%" style:font-name="arial" fo:font-weight="normal" style:font-weight-asian="normal" style:font-weight-complex="normal"/>
    </style:style>
    <style:style style:name="T36" style:family="text">
      <style:text-properties fo:font-size="15pt" officeooo:rsid="002439b8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<text:span text:style-name="T36">ARC</text:span><text:span text:style-name="T1"> SANCHEZ</text:span></text:p>
      <text:p text:style-name="P17"><text:span text:style-name="T4">Etudiant L3 informatique </text:span><text:span text:style-name="T5">| </text:span><text:span text:style-name="T4">marc_sanchez@hotmail.fr | </text:span><text:span text:style-name="T6">06-21-54-93-79</text:span><text:span text:style-name="T4"> | github/</text:span><text:span text:style-name="T3">GescopHD</text:span></text:p>
      <text:p text:style-name="P2"/>
      <text:p text:style-name="P18">Formation</text:p>
      <text:p text:style-name="P3">2020 – Aujourd’hui</text:p>
      <text:list xml:id="list699605658" text:style-name="L1">
        <text:list-item>
          <text:p text:style-name="P21"><text:span text:style-name="T30">Université de Tours </text:span><text:span text:style-name="T11">- L</text:span><text:span text:style-name="T9">icence informatique</text:span></text:p>
        </text:list-item>
      </text:list>
      <text:p text:style-name="P4">2014 – 2016</text:p>
      <text:list xml:id="list40209649" text:style-name="L2">
        <text:list-item>
          <text:p text:style-name="P22"><text:span text:style-name="T30">U</text:span><text:span text:style-name="T31">niversité de Cachan</text:span><text:span text:style-name="T7"> </text:span><text:span text:style-name="T9">– DUT Génie Electrique et Informatique Industrielle</text:span></text:p>
        </text:list-item>
      </text:list>
      <text:p text:style-name="P3"/>
      <text:p text:style-name="P19">Compétences</text:p>
      <text:p text:style-name="P12"><text:span text:style-name="T28">Langages</text:span><text:span text:style-name="T8"> : C, C++, Java, HTML, CSS, PHP, JavaScript, SQL</text:span></text:p>
      <text:p text:style-name="P11"><text:span text:style-name="T29">Technologies</text:span><text:span text:style-name="T10"> : </text:span><text:span text:style-name="T15">SDL, JavaFX, jQuery, Node.js, ExpressJS, MySQL, </text:span><text:span text:style-name="T14">PostgreSQL</text:span><text:span text:style-name="T15">, </text:span><text:span text:style-name="T16">Bash, Git</text:span></text:p>
      <text:p text:style-name="P5"/>
      <text:p text:style-name="P20"><text:span text:style-name="T21">P</text:span><text:span text:style-name="T2">rojets</text:span></text:p>
      <text:p text:style-name="P13"><text:span text:style-name="T28">Robot suiveur de ligne</text:span><text:span text:style-name="T8"> : Robot programmé </text:span><text:span text:style-name="T12">en C </text:span><text:span text:style-name="T8">à suivre une ligne blanche tracé au sol</text:span></text:p>
      <text:p text:style-name="P14"><text:span text:style-name="T28">Table AirHockey</text:span><text:span text:style-name="T32"> </text:span><text:span text:style-name="T17">: Automate </text:span><text:span text:style-name="T18">programmé</text:span><text:span text:style-name="T17"> </text:span><text:span text:style-name="T18">en C </text:span><text:span text:style-name="T17">à jouer au AirHockey contre un joueur</text:span></text:p>
      <text:p text:style-name="P7"><text:span text:style-name="T34">Jeu </text:span><text:span text:style-name="T33">Pong</text:span><text:span text:style-name="T17"> : Jeu Pong </text:span><text:span text:style-name="T18">en réseau sur microcontrôleur PIC codé en C</text:span></text:p>
      <text:p text:style-name="P8"><text:span text:style-name="T33">Site web dynamique</text:span><text:span text:style-name="T17"> : Site web en HTML5 g</text:span><text:span text:style-name="T19">éré à l’aide d’</text:span><text:span text:style-name="T17">une base de données MySQL</text:span></text:p>
      <text:p text:style-name="P15"><text:span text:style-name="T28">Jeu RPG</text:span><text:span text:style-name="T8"> : Jeu codé en Java et JavaFX, </text:span><text:span text:style-name="T13">lié à une base de données MySQL</text:span></text:p>
      <text:p text:style-name="P16"><text:span text:style-name="T28">Visualiseur de tri</text:span><text:span text:style-name="T8"> : </text:span><text:span text:style-name="T14">Appli en C++ multi-threads comparant 4 algorithmes de tri avec SDL</text:span></text:p>
      <text:p text:style-name="P9"><text:span text:style-name="T33">Synthétiseur</text:span><text:span text:style-name="T35"> </text:span><text:span text:style-name="T17">: Synthétiseur </text:span><text:span text:style-name="T20">de sons </text:span><text:span text:style-name="T17">en C++ et SDL</text:span></text:p>
      <text:p text:style-name="P10"><text:span text:style-name="T33">Visualiseur de fractales </text:span><text:span text:style-name="T17">: </text:span><text:span text:style-name="T14">Appli en C++ et SDL permettant de voir l’ensemble de Mandelbrot</text:span></text:p>
      <text:p text:style-name="P10"><text:span text:style-name="T33">PortFolio</text:span><text:span text:style-name="T35"> </text:span><text:span text:style-name="T17">: Site web responsive en HTML5/CSS/JavaScript répertoriant mes projets</text:span></text:p>
      <text:p text:style-name="P10"><text:span text:style-name="T33">Appli de sport</text:span><text:span text:style-name="T35"> </text:span><text:span text:style-name="T17">: </text:span><text:span text:style-name="T14">Application Android en Java permettant le suivi de performances sportives</text:span></text:p>
      <text:p text:style-name="P6"/>
      <text:p text:style-name="P18">Intérêts</text:p>
      <text:p text:style-name="P23"><text:span text:style-name="T27">StreetWorkout</text:span><text:span text:style-name="T22"> • </text:span><text:span text:style-name="T23">Cyber</text:span><text:span text:style-name="T24">s</text:span><text:span text:style-name="T23">écurité</text:span> <text:span text:style-name="T22">• </text:span><text:span text:style-name="T25">CTF</text:span><text:span text:style-name="T22"> • </text:span><text:span text:style-name="T26">Jeux vidéos</text:span><text:span text:style-name="T22"> • </text:span><text:span text:style-name="T23">Géopolitique </text:span><text:span text:style-name="T22">• </text:span><text:span text:style-name="T24">Psychologi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26cm 0.026cm" fo:padding="0cm" fo:border-left="none" fo:border-right="none" fo:border-top="none" fo:border-bottom="1.5pt double #000000" text:number-lines="false" text:line-number="0" style:join-border="false"/>
      <style:text-properties fo:font-size="6pt" style:font-size-asian="6pt" style:font-size-complex="6pt"/>
    </style:style>
    <style:style style:name="custom_5f_horizontal_5f_line" style:display-name="custom_horizontal_line" style:family="paragraph" style:parent-style-name="Horizontal_20_Line">
      <style:text-properties style:font-name="arial1" fo:font-family="arial" style:font-style-name="Normal" style:font-family-generic="swiss" fo:font-size="16pt"/>
    </style:style>
    <style:style style:name="List_20_1" style:display-name="List 1" style:family="paragraph" style:parent-style-name="List" style:class="list">
      <style:paragraph-properties fo:margin-left="0cm" fo:margin-right="0cm" fo:margin-top="0cm" fo:margin-bottom="0.212cm" style:contextual-spacing="false" fo:text-indent="0cm" style:auto-text-indent="false"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0:05:36.447166468</meta:creation-date>
    <dc:date>2022-11-01T09:35:18.222549809</dc:date>
    <meta:editing-duration>PT17M32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23" meta:word-count="208" meta:character-count="1267" meta:non-whitespace-character-count="1081"/>
  </office:meta>
</office:document-meta>
</file>